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struct</text:span> <text:span text:style-name="Source_20_Text">node* search(struct</text:span> <text:span text:style-name="Source_20_Text">node* root, int</text:span> <text:span text:style-name="Source_20_Text">key) </text:span></text:p>
      <text:p text:style-name="Standard"><text:span text:style-name="Source_20_Text">{ </text:span></text:p>
      <text:p text:style-name="Standard"><text:span text:style-name="Source_20_Text">    // Base Cases: root is null or key is present at root </text:span></text:p>
      <text:p text:style-name="Standard"><text:span text:style-name="Source_20_Text">    if</text:span> <text:span text:style-name="Source_20_Text">(root == NULL || root-&gt;key == key) </text:span></text:p>
      <text:p text:style-name="Standard"><text:span text:style-name="Source_20_Text">       return</text:span> <text:span text:style-name="Source_20_Text">root; </text:span></text:p>
      <text:p text:style-name="Standard"><text:span text:style-name="Source_20_Text">    </text:span> </text:p>
      <text:p text:style-name="Standard"><text:span text:style-name="Source_20_Text">    // Key is greater than root's key </text:span></text:p>
      <text:p text:style-name="Standard"><text:span text:style-name="Source_20_Text">    if</text:span> <text:span text:style-name="Source_20_Text">(root-&gt;key &lt; key) </text:span></text:p>
      <text:p text:style-name="Standard"><text:span text:style-name="Source_20_Text">       return</text:span> <text:span text:style-name="Source_20_Text">search(root-&gt;right, key); </text:span></text:p>
      <text:p text:style-name="Standard"><text:span text:style-name="Source_20_Text"> </text:span> </text:p>
      <text:p text:style-name="Standard"><text:span text:style-name="Source_20_Text">    // Key is smaller than root's key </text:span></text:p>
      <text:p text:style-name="Standard"><text:span text:style-name="Source_20_Text">    return</text:span> <text:span text:style-name="Source_20_Text">search(root-&gt;left, key); </text:span></text:p>
      <text:p text:style-name="Standard"><text:span text:style-name="Source_20_Text">}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0:51:16.081765706</meta:creation-date>
    <dc:date>2019-10-03T00:52:32.232818993</dc:date>
    <meta:editing-duration>PT1M16S</meta:editing-duration>
    <meta:editing-cycles>1</meta:editing-cycles>
    <meta:document-statistic meta:table-count="0" meta:image-count="0" meta:object-count="0" meta:page-count="1" meta:paragraph-count="13" meta:word-count="55" meta:character-count="356" meta:non-whitespace-character-count="256"/>
    <meta:generator>LibreOffice/6.0.7.3$Linux_X86_64 LibreOffice_project/00m0$Build-3</meta:generator>
  </office:meta>
</office:document-meta>
</file>